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center"/>
      <style:text-properties style:font-name="Times New Roman" fo:font-size="12.0pt"/>
    </style:style>
    <style:style style:name="P2" style:family="paragraph" style:parent-style-name="Standard">
      <style:text-properties style:font-name="Times New Roman" fo:font-size="12.0pt"/>
    </style:style>
    <style:style style:name="P3" style:family="paragraph" style:parent-style-name="Standard">
      <style:text-properties style:font-name="Times New Roman" fo:font-size="12.0pt" fo:color="#ff0000"/>
    </style:style>
    <style:style style:name="P4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 fo:color="#ff0000"/>
    </style:style>
    <style:style style:name="P5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/>
    </style:style>
    <style:style style:name="P6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/>
    </style:style>
    <style:style style:name="P7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  <style:tab-stop style:position="0.7874in"/>
        </style:tab-stops>
      </style:paragraph-properties>
      <style:text-properties style:font-name="Times New Roman" fo:font-size="12.0pt"/>
    </style:style>
    <style:style style:name="P8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 fo:color="#ff0000"/>
    </style:style>
    <style:style style:name="T1" style:family="text">
      <style:text-properties fo:font-weight="bold" fo:font-weight-asian="bold" fo:font-weight-complex="bold" fo:letter-spacing="0.0000in"/>
    </style:style>
    <style:style style:name="T2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•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APLICACIÓN BANCARIA</text:span></text:p>
      <text:p text:style-name="P2"/>
      <text:p text:style-name="P2"><text:span text:style-name="T2"><text:tab/></text:span><text:span text:style-name="T1">Preliminar.- Ajuste de clave</text:span></text:p>
      <text:p text:style-name="P2"/>
      <text:p text:style-name="P2"><text:span text:style-name="T2"><text:tab/>Para que la conexión a MySQL no de problemas se recomienda que la clave de root sea “cmadrid”. La clave del usuario root de MySQL se puede cambiar con:</text:span></text:p>
      <text:p text:style-name="P2"/>
      <text:p text:style-name="P2"><text:span text:style-name="T2"><text:tab/><text:tab/>SET PASSWORD = PASSWORD('cmadrid');</text:span></text:p>
      <text:p text:style-name="P2"/>
      <text:p text:style-name="P2"><text:span text:style-name="T2"><text:tab/>También se puede cambiar desde el entorno gráfico de phpmyadmin.</text:span></text:p>
      <text:p text:style-name="P2"/>
      <text:p text:style-name="P2"><text:span text:style-name="T2"><text:tab/>Una vez cambiada la clave, hay que editar el fichero /etc/phpmyadmin/config-db.php y cambiar el valor de la variable $dbpass por 'cmadrid'.</text:span></text:p>
      <text:p text:style-name="P2"/>
      <text:p text:style-name="P2"><text:span text:style-name="T2"><text:tab/></text:span><text:span text:style-name="T1">Practica 1.- Programa que cree la base de datos, sus tablas y los datos iniciales de prueba. Su nombre será crearbd.php</text:span></text:p>
      <text:p text:style-name="P2"/>
      <text:p text:style-name="P2"><text:span text:style-name="T2"><text:tab/>Las instrucciones fundamentales para esta práctica son:</text:span></text:p>
      <text:p text:style-name="P2"/>
      <text:p text:style-name="P2"><text:span text:style-name="T2"><text:tab/>Para crear la base de datos:</text:span></text:p>
      <text:p text:style-name="P2"/>
      <text:p text:style-name="P2"><text:span text:style-name="T2"><text:tab/><text:tab/>CREATE <text:s/>DATABASE <text:s/>'Banco';</text:span></text:p>
      <text:p text:style-name="P2"/>
      <text:p text:style-name="P2"><text:span text:style-name="T2"><text:tab/>Para que las relaciones entre las tablas sean correctas el orden de creación debe ser: clientes, cuentas y movimientos.</text:span></text:p>
      <text:p text:style-name="P2"/>
      <text:p text:style-name="P2"><text:span text:style-name="T2"><text:tab/>Para crear la tabla de clientes:</text:span></text:p>
      <text:p text:style-name="P2"/>
      <text:p text:style-name="P2"><text:span text:style-name="T2">$sql = "CREATE TABLE clientes (cl_dni VARCHAR(9) <text:s/>NOT NULL, " .</text:span></text:p>
      <text:p text:style-name="P2"><text:span text:style-name="T2"><text:s text:c="31"/>"cl_nom VARCHAR(50) NOT NULL, " .</text:span></text:p>
      <text:p text:style-name="P2"><text:span text:style-name="T2"><text:s text:c="31"/>"cl_dir VARCHAR(60) NOT NULL, " .</text:span></text:p>
      <text:p text:style-name="P2"><text:span text:style-name="T2"><text:s text:c="31"/>"cl_tel VARCHAR(9) <text:s/>NOT NULL, " .</text:span></text:p>
      <text:p text:style-name="P2"><text:span text:style-name="T2"><text:s text:c="31"/>"cl_ema VARCHAR(65) NOT NULL, " .</text:span></text:p>
      <text:p text:style-name="P2"><text:span text:style-name="T2"><text:s text:c="31"/>"cl_fna DATE, " .</text:span></text:p>
      <text:p text:style-name="P2"><text:span text:style-name="T2"><text:s text:c="31"/>"cl_fcl DATE <text:s text:c="7"/>NOT NULL, " .</text:span></text:p>
      <text:p text:style-name="P2"><text:span text:style-name="T2"><text:s text:c="31"/>"cl_ncu TINYINT(2) <text:s/>NOT NULL, " .</text:span></text:p>
      <text:p text:style-name="P2"><text:span text:style-name="T2"><text:s text:c="31"/>"cl_sal INT(8) <text:s text:c="5"/>NOT NULL, " .</text:span></text:p>
      <text:p text:style-name="P2"><text:span text:style-name="T2"><text:s text:c="31"/>"PRIMARY KEY (cl_dni)) ENGINE = MYISAM;";</text:span></text:p>
      <text:p text:style-name="P2"/>
      <text:p text:style-name="P2"><text:span text:style-name="T2"><text:tab/>La tabla de cuentas:</text:span></text:p>
      <text:p text:style-name="P2"/>
      <text:p text:style-name="P2"><text:span text:style-name="T2"><text:s/>$sql = "CREATE TABLE cuentas (cu_ncu VARCHAR(10) <text:s/>NOT NULL, " .</text:span></text:p>
      <text:p text:style-name="P2"><text:span text:style-name="T2"><text:s text:c="30"/>"cu_dn1 VARCHAR(9) <text:s text:c="2"/>NOT NULL, " .</text:span></text:p>
      <text:p text:style-name="P2"><text:span text:style-name="T2"><text:s text:c="30"/>"cu_dn2 VARCHAR(9), " .</text:span></text:p>
      <text:p text:style-name="P2"><text:span text:style-name="T2"><text:s text:c="30"/>"cu_sal INT(8) <text:s text:c="5"/>NOT NULL, " .</text:span></text:p>
      <text:p text:style-name="P2"><text:span text:style-name="T2"><text:s text:c="30"/>"PRIMARY KEY (cu_ncu), " .</text:span></text:p>
      <text:p text:style-name="P2"><text:span text:style-name="T2"><text:s text:c="30"/>"FOREIGN KEY (cu_dn1, cu_dn2) REFERENCES clientes(cl_dni, cl_dni)" .</text:span></text:p>
      <text:p text:style-name="P2"><text:span text:style-name="T2"><text:s text:c="30"/>") ENGINE = MYISAM;";</text:span></text:p>
      <text:p text:style-name="P2"/>
      <text:p text:style-name="P2"><text:span text:style-name="T2"><text:tab/>La tabla de movimientos:</text:span></text:p>
      <text:p text:style-name="P2"/>
      <text:p text:style-name="P2"><text:span text:style-name="T2"><text:s/>$sql = "CREATE TABLE movimientos (mo_ncu VARCHAR(10) <text:s/>NOT NULL, " .</text:span></text:p>
      <text:p text:style-name="P2"><text:span text:style-name="T2"><text:s text:c="34"/>"mo_fec DATE <text:s text:c="8"/>NOT NULL, " .</text:span></text:p>
      <text:p text:style-name="P2"><text:span text:style-name="T2"><text:s text:c="34"/>"mo_hor VARCHAR(6) <text:s text:c="2"/>NOT NULL, " .</text:span></text:p>
      <text:p text:style-name="P2"><text:span text:style-name="T2"><text:s text:c="34"/>"mo_des VARCHAR(80) <text:s/>NOT NULL, " .</text:span></text:p>
      <text:p text:style-name="P2"><text:span text:style-name="T2"><text:s text:c="34"/>"mo_imp INT(8) <text:s text:c="6"/>NOT NULL, " .</text:span></text:p>
      <text:p text:style-name="P2"><text:span text:style-name="T2"><text:s text:c="34"/>"PRIMARY KEY (mo_ncu, mo_fec, mo_hor)) ENGINE = MYISAM;";</text:span></text:p>
      <text:p text:style-name="P2"/>
      <text:p text:style-name="P2"/>
      <text:p text:style-name="P2"/>
      <text:p text:style-name="P2"/>
      <text:p text:style-name="P3"><text:span text:style-name="T2"><text:tab/></text:span><text:span text:style-name="T1">Práctica 2.- Apertura de cuentas</text:span></text:p>
      <text:p text:style-name="P3"/>
      <text:p text:style-name="P3"><text:span text:style-name="T2"><text:tab/>Se realizarán como mínimo las siguientes operaciones:</text:span></text:p>
      <text:p text:style-name="P2"/>
      <text:list text:style-name="L1">
        <text:list-item>
          <text:p text:style-name="P4"><text:span text:style-name="T2">Introducción del nº de cuenta.</text:span></text:p>
        </text:list-item>
        <text:list-item>
          <text:p text:style-name="P4"><text:span text:style-name="T2">Comprobar en el cliente que el 10º dígito corresponde al resto de dividir la suma de los otros 9 entre 9.</text:span></text:p>
        </text:list-item>
        <text:list-item>
          <text:p text:style-name="P5"><text:span text:style-name="T2">Realizar la misma comprobación en el servidor.</text:span></text:p>
        </text:list-item>
        <text:list-item>
          <text:p text:style-name="P5"><text:span text:style-name="T2">Comprobar que la cuenta no está dada de alta.</text:span></text:p>
        </text:list-item>
        <text:list-item>
          <text:p text:style-name="P4"><text:span text:style-name="T2">Introducir el DNI del primer titular comprobando en el cliente que el formato es el adecuado.</text:span></text:p>
        </text:list-item>
        <text:list-item>
          <text:p text:style-name="P5"><text:span text:style-name="T2">Comprobar en el servidor que el formato es el adecuado.</text:span></text:p>
        </text:list-item>
        <text:list-item>
          <text:p text:style-name="P5"><text:span text:style-name="T2">Comprobar si el titular ya está dado de alta en la tabla de clientes.</text:span></text:p>
        </text:list-item>
        <text:list-item>
          <text:p text:style-name="P5"><text:span text:style-name="T2">Si el titular no existe pedir todos sus datos. Si existe mostrar sus datos.</text:span></text:p>
        </text:list-item>
        <text:list-item>
          <text:p text:style-name="P4"><text:span text:style-name="T2">Preguntar si se desea un 2º titular y proceder de forma similar al primero en caso afirmativo.</text:span></text:p>
        </text:list-item>
        <text:list-item>
          <text:p text:style-name="P4"><text:span text:style-name="T2">Introducir el importe de la operación comprobando que es mayor de cero.</text:span></text:p>
        </text:list-item>
        <text:list-item>
          <text:p text:style-name="P5"><text:span text:style-name="T2">Pedir conformidad con la operación realizando las siguientes operaciones con las tablas en caso afirmativo:</text:span></text:p>
        </text:list-item>
      </text:list>
      <text:list text:style-name="L2">
        <text:list-item>
          <text:list>
            <text:list-item>
              <text:p text:style-name="P6"><text:span text:style-name="T2">Grabar un registro en la tabla de cuentas.</text:span></text:p>
            </text:list-item>
            <text:list-item>
              <text:p text:style-name="P6"><text:span text:style-name="T2">Grabar el cliente o clientes en la tabla de clientes si no existián o incrementar su número de cuentas abiertas si ya existían.</text:span></text:p>
            </text:list-item>
            <text:list-item>
              <text:p text:style-name="P6"><text:span text:style-name="T2">Grabar un movimiento.</text:span></text:p>
            </text:list-item>
          </text:list>
        </text:list-item>
      </text:list>
      <text:p text:style-name="P2"/>
      <text:p text:style-name="P2"/>
      <text:p text:style-name="P2"><text:span text:style-name="T2"><text:tab/></text:span><text:span text:style-name="T1">Práctica 3.- Ingresos y reintegros</text:span></text:p>
      <text:p text:style-name="P2"/>
      <text:p text:style-name="P2"><text:span text:style-name="T2"><text:tab/>Se realizarán como mínimo las siguientes operaciones:</text:span></text:p>
      <text:p text:style-name="P2"/>
      <text:list text:style-name="L1">
        <text:list-item>
          <text:p text:style-name="P4"><text:span text:style-name="T2">Introducción del nº de cuenta.</text:span></text:p>
        </text:list-item>
        <text:list-item>
          <text:p text:style-name="P4"><text:span text:style-name="T2">Comprobar en el cliente que el 8º dígito corresponde al resto de dividir la suma de los otros 7 entre 7.</text:span></text:p>
        </text:list-item>
        <text:list-item>
          <text:p text:style-name="P4"><text:span text:style-name="T2">Realizar la misma comprobación en el servidor.</text:span></text:p>
        </text:list-item>
        <text:list-item>
          <text:p text:style-name="P4"><text:span text:style-name="T2">Comprobar que la cuenta está dada de alta.</text:span></text:p>
        </text:list-item>
        <text:list-item>
          <text:p text:style-name="P4"><text:span text:style-name="T2">Introducir una descripción de la operación.</text:span></text:p>
        </text:list-item>
        <text:list-item>
          <text:p text:style-name="P4"><text:span text:style-name="T2">Introducir el importe de la operación.</text:span></text:p>
        </text:list-item>
        <text:list-item>
          <text:p text:style-name="P5"><text:span text:style-name="T2">Pedir conformidad con la operación realizando las siguientes operaciones con las tablas en caso afirmativo:</text:span></text:p>
        </text:list-item>
      </text:list>
      <text:list text:style-name="L2">
        <text:list-item>
          <text:list>
            <text:list-item>
              <text:p text:style-name="P6"><text:span text:style-name="T2">Modificar el saldo de la tabla de cuentas.</text:span></text:p>
            </text:list-item>
            <text:list-item>
              <text:p text:style-name="P6"><text:span text:style-name="T2">Modificar el saldo del cliente o clientes en la tabla de clientes.</text:span></text:p>
            </text:list-item>
            <text:list-item>
              <text:p text:style-name="P6"><text:span text:style-name="T2">Grabar un movimiento.</text:span></text:p>
            </text:list-item>
          </text:list>
        </text:list-item>
        <text:list-item>
          <text:p text:style-name="P7">En el caso de que el importe sea un reintegro, es decir sea el numero negativo, debe comprobarse que no es superior al saldo de la cuenta .</text:p>
        </text:list-item>
      </text:list>
      <text:p text:style-name="P2"/>
      <text:p text:style-name="P2"/>
      <text:p text:style-name="P2"/>
      <text:p text:style-name="P2"><text:span text:style-name="T2"><text:tab/></text:span><text:span text:style-name="T1">Práctica 4.- Listado de movimientos</text:span></text:p>
      <text:p text:style-name="P2"/>
      <text:p text:style-name="P2"><text:span text:style-name="T2"><text:tab/>Se realizarán como mínimo las siguientes operaciones:</text:span></text:p>
      <text:p text:style-name="P2"/>
      <text:list text:style-name="L1">
        <text:list-item>
          <text:p text:style-name="P4"><text:span text:style-name="T2">Introducción del nº de cuenta, fecha del primer movimiento y fecha del último.</text:span></text:p>
        </text:list-item>
        <text:list-item>
          <text:p text:style-name="P5"><text:span text:style-name="T2">Visualizar los movimientos que corresponda.</text:span></text:p>
        </text:list-item>
      </text:list>
      <text:p text:style-name="P2"/>
      <text:p text:style-name="P2"/>
      <text:p text:style-name="P2"><text:span text:style-name="T2"><text:tab/></text:span><text:span text:style-name="T1">Práctica 5.- Cierre de cuentas</text:span></text:p>
      <text:p text:style-name="P2"/>
      <text:p text:style-name="P3"><text:span text:style-name="T2"><text:tab/>Se realizarán como mínimo las siguientes operaciones:</text:span></text:p>
      <text:p text:style-name="P2"/>
      <text:list text:style-name="L1">
        <text:list-item>
          <text:p text:style-name="P4"><text:span text:style-name="T2">Introducción del nº de cuenta y comprobar su existencia.</text:span></text:p>
        </text:list-item>
        <text:list-item>
          <text:p text:style-name="P4"><text:span text:style-name="T2">Visualizar los datos relativos a la misma.</text:span></text:p>
        </text:list-item>
        <text:list-item>
          <text:p text:style-name="P5"><text:span text:style-name="T2">Comprobar que el saldo de la cuenta sea cero.</text:span></text:p>
        </text:list-item>
        <text:list-item>
          <text:p text:style-name="P5"><text:span text:style-name="T2">Pedir conformidad con la operación. En caso afirmativo se realizarán las siguientes actualizaciones:</text:span></text:p>
        </text:list-item>
      </text:list>
      <text:list text:style-name="L2">
        <text:list-item>
          <text:list>
            <text:list-item>
              <text:p text:style-name="P8"><text:span text:style-name="T2">Eliminación del registro de la tabla de cuentas.</text:span></text:p>
            </text:list-item>
            <text:list-item>
              <text:p text:style-name="P6"><text:span text:style-name="T2">Eliminar los titulares si es su única cuenta abierta o restar uno al número de cuentas abiertas en el caso de que el titular tenga más cuentas.</text:span></text:p>
            </text:list-item>
            <text:list-item>
              <text:p text:style-name="P6"><text:span text:style-name="T2">Eliminar los movimientos de la cuenta.</text:span></text:p>
            </text:list-item>
          </text:list>
        </text:list-item>
      </text:list>
      <text:p text:style-name="P2"/>
      <text:p text:style-name="P2"/>
      <text:p text:style-name="P2">________________________</text:p>
      <text:p text:style-name="P2">_________________________</text:p>
      <text:p text:style-name="P2"/>
      <text:p text:style-name="P2">CUENTA</text:p>
      <text:p text:style-name="P2">_ _ _ _ _ _ _ _ _ _ _ _ </text:p>
      <text:p text:style-name="P2">cu_ncu: 00000011</text:p>
      <text:p text:style-name="P2">dni1: 11111111</text:p>
      <text:p text:style-name="P2">dina: 22222222</text:p>
      <text:p text:style-name="P2">SALDO: 1000€</text:p>
      <text:p text:style-name="P2">_ _ _ _ _ _ _ _ _ _ _ _ </text:p>
      <text:p text:style-name="P2">cu_ncu: 00000011</text:p>
      <text:p text:style-name="P2">dni1: 11111111</text:p>
      <text:p text:style-name="P2">dina: 22222222</text:p>
      <text:p text:style-name="P2">SALDO: 1000€</text:p>
      <text:p text:style-name="P2">_ _ _ _ _ _ _ _ _ _ _ _</text:p>
      <text:p text:style-name="P2">cu_ncu: 00000011</text:p>
      <text:p text:style-name="P2">dni1: 11111111</text:p>
      <text:p text:style-name="P2">dina: 22222222</text:p>
      <text:p text:style-name="P2">SALDO: 1000€</text:p>
      <text:p text:style-name="P2"/>
      <text:p text:style-name="P2">__________________________</text:p>
      <text:p text:style-name="P2">CLIENTES</text:p>
      <text:p text:style-name="P2">_ _ _ _ _ _ _ _ _ _ _ _ _ </text:p>
      <text:p text:style-name="P2">dni : 11111111</text:p>
      <text:p text:style-name="P2">. . . </text:p>
      <text:p text:style-name="P2">nºcuentasabiertas: 2</text:p>
      <text:p text:style-name="P2">saldo total : 3000€</text:p>
      <text:p text:style-name="P2">_ _ _ _ _ _ _ _ _ _ _ _ _ </text:p>
      <text:p text:style-name="P2">dni : 22222222</text:p>
      <text:p text:style-name="P2">. . . </text:p>
      <text:p text:style-name="P2">nºcuentasabiertas: 2</text:p>
      <text:p text:style-name="P2">saldo total : 1500€</text:p>
      <text:p text:style-name="P2"/>
      <text:p text:style-name="P2">_ _ _ _ _ _ _ _ _ _ _ _ _ </text:p>
      <text:p text:style-name="P2">dni : 33333333</text:p>
      <text:p text:style-name="P2">. . . </text:p>
      <text:p text:style-name="P2">nºcuentasabiertas: 1</text:p>
      <text:p text:style-name="P2">saldo total : 2000€</text:p>
      <text:p text:style-name="P2"/>
      <text:p text:style-name="P2">________________________</text:p>
      <text:p text:style-name="P2">MOVIMIENTOS</text:p>
      <text:p text:style-name="P2">_ _ _ _ _ _ _ _ _ _ _ _ <text:s/></text:p>
      <text:p text:style-name="P2">cu_ncu: 00000011</text:p>
      <text:p text:style-name="P2">fecha .. . . </text:p>
      <text:p text:style-name="P2">importe: +1000€</text:p>
      <text:p text:style-name="P2"/>
      <text:p text:style-name="P2">_ _ _ _ _ _ _ _ _ _ _ _ <text:s/></text:p>
      <text:p text:style-name="P2">cu_ncu: 00000022</text:p>
      <text:p text:style-name="P2">fecha .. . . </text:p>
      <text:p text:style-name="P2">importe: +2000€</text:p>
      <text:p text:style-name="P2"/>
      <text:p text:style-name="P2">_ _ _ _ _ _ _ _ _ _ _ _ <text:s/></text:p>
      <text:p text:style-name="P2">cu_ncu: 00000033</text:p>
      <text:p text:style-name="P2">fecha .. . . </text:p>
      <text:p text:style-name="P2">importe: +500€</text:p>
      <text:p text:style-name="P2"/>
      <text:p text:style-name="P2"/>
      <text:p text:style-name="P2"/>
      <text:p text:style-name="P2"/>
      <text:p text:style-name="P2">INSERT INTO `clientes` (`cl_dni`, `cl_nom`, `cl_dir`, `cl_tel`, `cl_ema`, `cl_fna`, `cl_fcl`, `cl_ncu`, `cl_sal`) VALUES</text:p>
      <text:p text:style-name="P2">('11111111A', 'Paco', 'Plz Orense', '692585993', 'alesh.90@gmail.com', '1990-10-15', '1995-01-29', 2, 3000),</text:p>
      <text:p text:style-name="P2">('22222222B', 'Paquita', 'Plz Orense', '692585993', 'alesh.90@gmail.com', '1990-10-15', '1995-01-29', 2, 1500),</text:p>
      <text:p text:style-name="P2">('33333333C', 'Paco', 'Plz Orense', '692585993', 'alesh.90@gmail.com', '1990-10-15', '1995-01-29', 1, 2000);</text:p>
      <text:p text:style-name="P2"/>
      <text:p text:style-name="P2"/>
      <text:p text:style-name="P2">INSERT INTO cuentas (cu_ncu, cu_dn1, cu_dn2, cu_sal) VALUES</text:p>
      <text:p text:style-name="P2"><text:s text:c="3"/>('0000000011','11111111A','22222222B',1000),</text:p>
      <text:p text:style-name="P2"><text:s text:c="3"/>('0000000022','11111111A','33333333C',2000),</text:p>
      <text:p text:style-name="P2"><text:s text:c="3"/>('0000000033','22222222B','',500);</text:p>
      <text:p text:style-name="P2"/>
      <text:p text:style-name="P2">INSERT INTO movimientos (mo_ncu, mo_fec, mo_hor, mo_des, mo_imp) VALUES</text:p>
      <text:p text:style-name="P2"><text:s text:c="3"/>('0000000011','2016-01-27','102045','descripcion1',1000),</text:p>
      <text:p text:style-name="P2"><text:s text:c="3"/>('0000000022','2016-01-28','120045','descripcion2',2000),</text:p>
      <text:p text:style-name="P2"><text:s text:c="3"/>('0000000033','2016-01-29','150045','descripcion3',500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santiago</meta:initial-creator>
  </office:meta>
</office:document-meta>
</file>